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value-type" style:repeat-content="false" fo:border-left="none" fo:border-right="0.035cm solid #000000" fo:border-top="none"/>
      <style:paragraph-properties fo:margin-left="0cm"/>
    </style:style>
    <style:style style:name="ce4" style:family="table-cell" style:parent-style-name="Default">
      <style:table-cell-properties fo:border-bottom="0.035cm solid #000000" style:text-align-source="value-type" style:repeat-content="false" fo:border-left="none" fo:border-right="0.035cm solid #000000" fo:border-top="none"/>
      <style:paragraph-properties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5106"/>
    <style:style style:name="ce8" style:family="table-cell" style:parent-style-name="Default" style:data-style-name="N5106">
      <style:table-cell-properties fo:border-bottom="0.035cm solid #000000" fo:border-left="none" fo:border-right="none" fo:border-top="none"/>
    </style:style>
    <style:style style:name="ce9" style:family="table-cell" style:parent-style-name="Default" style:data-style-name="N5106">
      <style:table-cell-properties fo:border-bottom="none" fo:border-left="none" fo:border-right="0.035cm solid #000000" fo:border-top="none"/>
    </style:style>
    <style:style style:name="ce10" style:family="table-cell" style:parent-style-name="Default" style:data-style-name="N5106">
      <style:table-cell-properties fo:border-bottom="0.035cm solid #000000" fo:border-left="none" fo:border-right="0.035cm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5106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GPU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column table:style-name="co1" table:number-columns-repeated="2" table:default-cell-style-name="Default"/>
        <table:table-column table:style-name="co1" table:number-columns-repeated="2" table:default-cell-style-name="ce7"/>
        <table:table-row table:style-name="ro1">
          <table:table-cell table:style-name="ce1"/>
          <table:table-cell table:style-name="ce5" office:value-type="float" office:value="128" table:number-columns-spanned="2" table:number-rows-spanned="1">
            <text:p>128</text:p>
          </table:table-cell>
          <table:covered-table-cell table:style-name="ce1"/>
          <table:table-cell table:style-name="ce5" office:value-type="float" office:value="192" table:number-columns-spanned="2" table:number-rows-spanned="1">
            <text:p>192</text:p>
          </table:table-cell>
          <table:covered-table-cell table:style-name="ce1"/>
          <table:table-cell table:style-name="ce5" office:value-type="float" office:value="256" table:number-columns-spanned="2" table:number-rows-spanned="1">
            <text:p>256</text:p>
          </table:table-cell>
          <table:covered-table-cell table:style-name="ce1"/>
          <table:table-cell table:style-name="ce11"/>
          <table:table-cell table:style-name="ce1"/>
          <table:table-cell table:style-name="ce11" table:number-columns-repeated="4"/>
        </table:table-row>
        <table:table-row table:style-name="ro1">
          <table:table-cell table:style-name="ce2" office:value-type="string">
            <text:p>Size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Read</text:p>
          </table:table-cell>
          <table:table-cell table:style-name="ce2" office:value-type="string">
            <text:p>Write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587">
            <text:p>0.587</text:p>
          </table:table-cell>
          <table:table-cell office:value-type="float" office:value="0.895">
            <text:p>0.895</text:p>
          </table:table-cell>
          <table:table-cell office:value-type="float" office:value="0.703">
            <text:p>0.703</text:p>
          </table:table-cell>
          <table:table-cell office:value-type="float" office:value="1.075">
            <text:p>1.075</text:p>
          </table:table-cell>
          <table:table-cell office:value-type="float" office:value="0.826">
            <text:p>0.826</text:p>
          </table:table-cell>
          <table:table-cell office:value-type="float" office:value="1.256">
            <text:p>1.256</text:p>
          </table:table-cell>
          <table:table-cell office:value-type="float" office:value="0.003">
            <text:p>0.003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598">
            <text:p>0.598</text:p>
          </table:table-cell>
          <table:table-cell office:value-type="float" office:value="0.915">
            <text:p>0.915</text:p>
          </table:table-cell>
          <table:table-cell office:value-type="float" office:value="0.724">
            <text:p>0.724</text:p>
          </table:table-cell>
          <table:table-cell office:value-type="float" office:value="1.112">
            <text:p>1.112</text:p>
          </table:table-cell>
          <table:table-cell office:value-type="float" office:value="0.845">
            <text:p>0.845</text:p>
          </table:table-cell>
          <table:table-cell office:value-type="float" office:value="1.304">
            <text:p>1.304</text:p>
          </table:table-cell>
          <table:table-cell office:value-type="float" office:value="0.003">
            <text:p>0.003</text:p>
          </table:table-cell>
          <table:table-cell office:value-type="float" office:value="0.02">
            <text:p>0.020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622">
            <text:p>0.622</text:p>
          </table:table-cell>
          <table:table-cell office:value-type="float" office:value="0.951">
            <text:p>0.951</text:p>
          </table:table-cell>
          <table:table-cell office:value-type="float" office:value="0.75">
            <text:p>0.750</text:p>
          </table:table-cell>
          <table:table-cell office:value-type="float" office:value="1.151">
            <text:p>1.151</text:p>
          </table:table-cell>
          <table:table-cell office:value-type="float" office:value="0.88">
            <text:p>0.880</text:p>
          </table:table-cell>
          <table:table-cell office:value-type="float" office:value="1.352">
            <text:p>1.352</text:p>
          </table:table-cell>
          <table:table-cell office:value-type="float" office:value="0.003">
            <text:p>0.003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662">
            <text:p>0.662</text:p>
          </table:table-cell>
          <table:table-cell office:value-type="float" office:value="1.022">
            <text:p>1.022</text:p>
          </table:table-cell>
          <table:table-cell office:value-type="float" office:value="0.799">
            <text:p>0.799</text:p>
          </table:table-cell>
          <table:table-cell office:value-type="float" office:value="1.237">
            <text:p>1.237</text:p>
          </table:table-cell>
          <table:table-cell office:value-type="float" office:value="0.943">
            <text:p>0.943</text:p>
          </table:table-cell>
          <table:table-cell office:value-type="float" office:value="1.454">
            <text:p>1.454</text:p>
          </table:table-cell>
          <table:table-cell office:value-type="float" office:value="0.004">
            <text:p>0.004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747">
            <text:p>0.747</text:p>
          </table:table-cell>
          <table:table-cell office:value-type="float" office:value="1.165">
            <text:p>1.165</text:p>
          </table:table-cell>
          <table:table-cell office:value-type="float" office:value="0.906">
            <text:p>0.906</text:p>
          </table:table-cell>
          <table:table-cell office:value-type="float" office:value="1.412">
            <text:p>1.412</text:p>
          </table:table-cell>
          <table:table-cell office:value-type="float" office:value="1.061">
            <text:p>1.061</text:p>
          </table:table-cell>
          <table:table-cell office:value-type="float" office:value="1.66">
            <text:p>1.660</text:p>
          </table:table-cell>
          <table:table-cell office:value-type="float" office:value="0.004">
            <text:p>0.004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752">
            <text:p>0.752</text:p>
          </table:table-cell>
          <table:table-cell office:value-type="float" office:value="1.172">
            <text:p>1.172</text:p>
          </table:table-cell>
          <table:table-cell office:value-type="float" office:value="0.91">
            <text:p>0.910</text:p>
          </table:table-cell>
          <table:table-cell office:value-type="float" office:value="1.423">
            <text:p>1.423</text:p>
          </table:table-cell>
          <table:table-cell office:value-type="float" office:value="1.071">
            <text:p>1.071</text:p>
          </table:table-cell>
          <table:table-cell office:value-type="float" office:value="1.673">
            <text:p>1.673</text:p>
          </table:table-cell>
          <table:table-cell office:value-type="float" office:value="0.005">
            <text:p>0.005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749">
            <text:p>0.749</text:p>
          </table:table-cell>
          <table:table-cell office:value-type="float" office:value="1.164">
            <text:p>1.164</text:p>
          </table:table-cell>
          <table:table-cell office:value-type="float" office:value="0.905">
            <text:p>0.905</text:p>
          </table:table-cell>
          <table:table-cell office:value-type="float" office:value="1.412">
            <text:p>1.412</text:p>
          </table:table-cell>
          <table:table-cell office:value-type="float" office:value="1.061">
            <text:p>1.061</text:p>
          </table:table-cell>
          <table:table-cell office:value-type="float" office:value="1.663">
            <text:p>1.663</text:p>
          </table:table-cell>
          <table:table-cell office:value-type="float" office:value="0.007">
            <text:p>0.007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784">
            <text:p>0.784</text:p>
          </table:table-cell>
          <table:table-cell office:value-type="float" office:value="1.22">
            <text:p>1.220</text:p>
          </table:table-cell>
          <table:table-cell office:value-type="float" office:value="0.947">
            <text:p>0.947</text:p>
          </table:table-cell>
          <table:table-cell office:value-type="float" office:value="1.477">
            <text:p>1.477</text:p>
          </table:table-cell>
          <table:table-cell office:value-type="float" office:value="1.114">
            <text:p>1.114</text:p>
          </table:table-cell>
          <table:table-cell office:value-type="float" office:value="1.736">
            <text:p>1.736</text:p>
          </table:table-cell>
          <table:table-cell office:value-type="float" office:value="0.01">
            <text:p>0.010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844">
            <text:p>0.844</text:p>
          </table:table-cell>
          <table:table-cell office:value-type="float" office:value="1.276">
            <text:p>1.276</text:p>
          </table:table-cell>
          <table:table-cell office:value-type="float" office:value="1.022">
            <text:p>1.022</text:p>
          </table:table-cell>
          <table:table-cell office:value-type="float" office:value="1.552">
            <text:p>1.552</text:p>
          </table:table-cell>
          <table:table-cell office:value-type="float" office:value="1.2">
            <text:p>1.200</text:p>
          </table:table-cell>
          <table:table-cell office:value-type="float" office:value="1.824">
            <text:p>1.824</text:p>
          </table:table-cell>
          <table:table-cell office:value-type="float" office:value="0.017">
            <text:p>0.017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.595">
            <text:p>1.595</text:p>
          </table:table-cell>
          <table:table-cell office:value-type="float" office:value="2.438">
            <text:p>2.438</text:p>
          </table:table-cell>
          <table:table-cell office:value-type="float" office:value="1.934">
            <text:p>1.934</text:p>
          </table:table-cell>
          <table:table-cell office:value-type="float" office:value="2.962">
            <text:p>2.962</text:p>
          </table:table-cell>
          <table:table-cell office:value-type="float" office:value="2.263">
            <text:p>2.263</text:p>
          </table:table-cell>
          <table:table-cell office:value-type="float" office:value="3.478">
            <text:p>3.478</text:p>
          </table:table-cell>
          <table:table-cell office:value-type="float" office:value="0.03">
            <text:p>0.030</text:p>
          </table:table-cell>
          <table:table-cell office:value-type="float" office:value="0.076">
            <text:p>0.076</text:p>
          </table:table-cell>
          <table:table-cell table:number-columns-repeated="4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.416">
            <text:p>2.416</text:p>
          </table:table-cell>
          <table:table-cell office:value-type="float" office:value="3.706">
            <text:p>3.706</text:p>
          </table:table-cell>
          <table:table-cell office:value-type="float" office:value="2.941">
            <text:p>2.941</text:p>
          </table:table-cell>
          <table:table-cell office:value-type="float" office:value="4.506">
            <text:p>4.506</text:p>
          </table:table-cell>
          <table:table-cell office:value-type="float" office:value="3.451">
            <text:p>3.451</text:p>
          </table:table-cell>
          <table:table-cell office:value-type="float" office:value="5.288">
            <text:p>5.288</text:p>
          </table:table-cell>
          <table:table-cell office:value-type="float" office:value="0.108">
            <text:p>0.108</text:p>
          </table:table-cell>
          <table:table-cell office:value-type="float" office:value="0.13">
            <text:p>0.130</text:p>
          </table:table-cell>
          <table:table-cell table:number-columns-repeated="4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.085">
            <text:p>4.085</text:p>
          </table:table-cell>
          <table:table-cell office:value-type="float" office:value="6.228">
            <text:p>6.228</text:p>
          </table:table-cell>
          <table:table-cell office:value-type="float" office:value="4.952">
            <text:p>4.952</text:p>
          </table:table-cell>
          <table:table-cell office:value-type="float" office:value="7.561">
            <text:p>7.561</text:p>
          </table:table-cell>
          <table:table-cell office:value-type="float" office:value="5.828">
            <text:p>5.828</text:p>
          </table:table-cell>
          <table:table-cell office:value-type="float" office:value="8.906">
            <text:p>8.906</text:p>
          </table:table-cell>
          <table:table-cell office:value-type="float" office:value="0.202">
            <text:p>0.202</text:p>
          </table:table-cell>
          <table:table-cell office:value-type="float" office:value="0.246">
            <text:p>0.246</text:p>
          </table:table-cell>
          <table:table-cell table:number-columns-repeated="4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7.363">
            <text:p>7.363</text:p>
          </table:table-cell>
          <table:table-cell office:value-type="float" office:value="11.242">
            <text:p>11.242</text:p>
          </table:table-cell>
          <table:table-cell office:value-type="float" office:value="8.851">
            <text:p>8.851</text:p>
          </table:table-cell>
          <table:table-cell office:value-type="float" office:value="13.579">
            <text:p>13.579</text:p>
          </table:table-cell>
          <table:table-cell office:value-type="float" office:value="10.465">
            <text:p>10.465</text:p>
          </table:table-cell>
          <table:table-cell office:value-type="float" office:value="15.992">
            <text:p>15.992</text:p>
          </table:table-cell>
          <table:table-cell office:value-type="float" office:value="0.387">
            <text:p>0.387</text:p>
          </table:table-cell>
          <table:table-cell office:value-type="float" office:value="0.483">
            <text:p>0.483</text:p>
          </table:table-cell>
          <table:table-cell table:number-columns-repeated="4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3.933">
            <text:p>13.933</text:p>
          </table:table-cell>
          <table:table-cell office:value-type="float" office:value="21.088">
            <text:p>21.088</text:p>
          </table:table-cell>
          <table:table-cell office:value-type="float" office:value="16.849">
            <text:p>16.849</text:p>
          </table:table-cell>
          <table:table-cell office:value-type="float" office:value="25.597">
            <text:p>25.597</text:p>
          </table:table-cell>
          <table:table-cell office:value-type="float" office:value="19.739">
            <text:p>19.739</text:p>
          </table:table-cell>
          <table:table-cell office:value-type="float" office:value="30.181">
            <text:p>30.181</text:p>
          </table:table-cell>
          <table:table-cell office:value-type="float" office:value="0.774">
            <text:p>0.774</text:p>
          </table:table-cell>
          <table:table-cell office:value-type="float" office:value="0.952">
            <text:p>0.952</text:p>
          </table:table-cell>
          <table:table-cell table:number-columns-repeated="4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7.731">
            <text:p>27.731</text:p>
          </table:table-cell>
          <table:table-cell office:value-type="float" office:value="41.868">
            <text:p>41.868</text:p>
          </table:table-cell>
          <table:table-cell office:value-type="float" office:value="33.217">
            <text:p>33.217</text:p>
          </table:table-cell>
          <table:table-cell office:value-type="float" office:value="50.815">
            <text:p>50.815</text:p>
          </table:table-cell>
          <table:table-cell office:value-type="float" office:value="39.247">
            <text:p>39.247</text:p>
          </table:table-cell>
          <table:table-cell office:value-type="float" office:value="59.814">
            <text:p>59.814</text:p>
          </table:table-cell>
          <table:table-cell office:value-type="float" office:value="1.172">
            <text:p>1.172</text:p>
          </table:table-cell>
          <table:table-cell office:value-type="float" office:value="1.56">
            <text:p>1.560</text:p>
          </table:table-cell>
          <table:table-cell table:number-columns-repeated="4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4.618">
            <text:p>54.618</text:p>
          </table:table-cell>
          <table:table-cell office:value-type="float" office:value="83.279">
            <text:p>83.279</text:p>
          </table:table-cell>
          <table:table-cell office:value-type="float" office:value="65.925">
            <text:p>65.925</text:p>
          </table:table-cell>
          <table:table-cell office:value-type="float" office:value="101.28">
            <text:p>101.280</text:p>
          </table:table-cell>
          <table:table-cell office:value-type="float" office:value="77.623">
            <text:p>77.623</text:p>
          </table:table-cell>
          <table:table-cell office:value-type="float" office:value="119.047">
            <text:p>119.047</text:p>
          </table:table-cell>
          <table:table-cell office:value-type="float" office:value="2.001">
            <text:p>2.001</text:p>
          </table:table-cell>
          <table:table-cell office:value-type="float" office:value="2.764">
            <text:p>2.764</text:p>
          </table:table-cell>
          <table:table-cell table:number-columns-repeated="4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8.639">
            <text:p>108.639</text:p>
          </table:table-cell>
          <table:table-cell office:value-type="float" office:value="165.475">
            <text:p>165.475</text:p>
          </table:table-cell>
          <table:table-cell office:value-type="float" office:value="131.625">
            <text:p>131.625</text:p>
          </table:table-cell>
          <table:table-cell office:value-type="float" office:value="200.964">
            <text:p>200.964</text:p>
          </table:table-cell>
          <table:table-cell office:value-type="float" office:value="154.608">
            <text:p>154.608</text:p>
          </table:table-cell>
          <table:table-cell office:value-type="float" office:value="236.663">
            <text:p>236.663</text:p>
          </table:table-cell>
          <table:table-cell office:value-type="float" office:value="3.593">
            <text:p>3.593</text:p>
          </table:table-cell>
          <table:table-cell office:value-type="float" office:value="5.121">
            <text:p>5.121</text:p>
          </table:table-cell>
          <table:table-cell table:number-columns-repeated="4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16.793">
            <text:p>216.793</text:p>
          </table:table-cell>
          <table:table-cell office:value-type="float" office:value="329.451">
            <text:p>329.451</text:p>
          </table:table-cell>
          <table:table-cell office:value-type="float" office:value="263.018">
            <text:p>263.018</text:p>
          </table:table-cell>
          <table:table-cell office:value-type="float" office:value="400.47">
            <text:p>400.470</text:p>
          </table:table-cell>
          <table:table-cell office:value-type="float" office:value="308.43">
            <text:p>308.430</text:p>
          </table:table-cell>
          <table:table-cell office:value-type="float" office:value="471.124">
            <text:p>471.124</text:p>
          </table:table-cell>
          <table:table-cell office:value-type="float" office:value="6.892">
            <text:p>6.892</text:p>
          </table:table-cell>
          <table:table-cell office:value-type="float" office:value="9.861">
            <text:p>9.861</text:p>
          </table:table-cell>
          <table:table-cell table:number-columns-repeated="4"/>
        </table:table-row>
        <table:table-row table:style-name="ro1">
          <table:table-cell office:value-type="float" office:value="33554432">
            <text:p>33554432</text:p>
          </table:table-cell>
          <table:table-cell office:value-type="float" office:value="433.114">
            <text:p>433.114</text:p>
          </table:table-cell>
          <table:table-cell office:value-type="float" office:value="658.5">
            <text:p>658.500</text:p>
          </table:table-cell>
          <table:table-cell office:value-type="float" office:value="524.878">
            <text:p>524.878</text:p>
          </table:table-cell>
          <table:table-cell office:value-type="float" office:value="799.297">
            <text:p>799.297</text:p>
          </table:table-cell>
          <table:table-cell office:value-type="float" office:value="616.571">
            <text:p>616.571</text:p>
          </table:table-cell>
          <table:table-cell office:value-type="float" office:value="940.425">
            <text:p>940.425</text:p>
          </table:table-cell>
          <table:table-cell office:value-type="float" office:value="13.436">
            <text:p>13.436</text:p>
          </table:table-cell>
          <table:table-cell office:value-type="float" office:value="19.291">
            <text:p>19.291</text:p>
          </table:table-cell>
          <table:table-cell table:number-columns-repeated="4"/>
        </table:table-row>
        <table:table-row table:style-name="ro1">
          <table:table-cell office:value-type="float" office:value="67108864">
            <text:p>67108864</text:p>
          </table:table-cell>
          <table:table-cell office:value-type="float" office:value="866.54">
            <text:p>866.540</text:p>
          </table:table-cell>
          <table:table-cell office:value-type="float" office:value="1315.925">
            <text:p>1315.925</text:p>
          </table:table-cell>
          <table:table-cell office:value-type="float" office:value="1049.399">
            <text:p>1049.399</text:p>
          </table:table-cell>
          <table:table-cell office:value-type="float" office:value="1598.219">
            <text:p>1598.219</text:p>
          </table:table-cell>
          <table:table-cell office:value-type="float" office:value="1231.652">
            <text:p>1231.652</text:p>
          </table:table-cell>
          <table:table-cell office:value-type="float" office:value="1881.521">
            <text:p>1881.521</text:p>
          </table:table-cell>
          <table:table-cell office:value-type="float" office:value="26.475">
            <text:p>26.475</text:p>
          </table:table-cell>
          <table:table-cell office:value-type="float" office:value="38.644">
            <text:p>38.644</text:p>
          </table:table-cell>
          <table:table-cell table:number-columns-repeated="4"/>
        </table:table-row>
        <table:table-row table:style-name="ro1">
          <table:table-cell office:value-type="float" office:value="134217728">
            <text:p>134217728</text:p>
          </table:table-cell>
          <table:table-cell office:value-type="float" office:value="2326.309">
            <text:p>2326.309</text:p>
          </table:table-cell>
          <table:table-cell office:value-type="float" office:value="3247.378">
            <text:p>3247.378</text:p>
          </table:table-cell>
          <table:table-cell office:value-type="float" office:value="2804.476">
            <text:p>2804.476</text:p>
          </table:table-cell>
          <table:table-cell office:value-type="float" office:value="3986.539">
            <text:p>3986.539</text:p>
          </table:table-cell>
          <table:table-cell office:value-type="float" office:value="3288.551">
            <text:p>3288.551</text:p>
          </table:table-cell>
          <table:table-cell office:value-type="float" office:value="4649.81">
            <text:p>4649.810</text:p>
          </table:table-cell>
          <table:table-cell office:value-type="float" office:value="52.453">
            <text:p>52.453</text:p>
          </table:table-cell>
          <table:table-cell office:value-type="float" office:value="76.04">
            <text:p>76.040</text:p>
          </table:table-cell>
          <table:table-cell table:number-columns-repeated="4"/>
        </table:table-row>
        <table:table-row table:style-name="ro1">
          <table:table-cell table:style-name="ce4" office:value-type="float" office:value="234700800">
            <text:p>234700800</text:p>
          </table:table-cell>
          <table:table-cell table:style-name="ce8" office:value-type="float" office:value="5542.69">
            <text:p>5542.690</text:p>
          </table:table-cell>
          <table:table-cell table:style-name="ce10" office:value-type="float" office:value="6998.043">
            <text:p>6998.043</text:p>
          </table:table-cell>
          <table:table-cell table:style-name="ce8" office:value-type="float" office:value="6679.595">
            <text:p>6679.595</text:p>
          </table:table-cell>
          <table:table-cell table:style-name="ce10" office:value-type="float" office:value="8473.927">
            <text:p>8473.927</text:p>
          </table:table-cell>
          <table:table-cell table:style-name="ce8" office:value-type="float" office:value="7841.707">
            <text:p>7841.707</text:p>
          </table:table-cell>
          <table:table-cell table:style-name="ce10" office:value-type="float" office:value="9850.81">
            <text:p>9850.810</text:p>
          </table:table-cell>
          <table:table-cell table:style-name="ce8" office:value-type="float" office:value="91.343">
            <text:p>91.343</text:p>
          </table:table-cell>
          <table:table-cell table:style-name="ce10" office:value-type="float" office:value="132.751">
            <text:p>132.751</text:p>
          </table:table-cell>
          <table:table-cell table:number-columns-repeated="4"/>
        </table:table-row>
      </table:table>
      <table:table table:name="CPU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row table:style-name="ro1">
          <table:table-cell table:style-name="ce1"/>
          <table:table-cell table:style-name="ce5" office:value-type="float" office:value="128" table:number-columns-spanned="2" table:number-rows-spanned="1">
            <text:p>128</text:p>
          </table:table-cell>
          <table:covered-table-cell table:style-name="ce11"/>
          <table:table-cell table:style-name="ce5" office:value-type="float" office:value="192" table:number-columns-spanned="2" table:number-rows-spanned="1">
            <text:p>192</text:p>
          </table:table-cell>
          <table:covered-table-cell table:style-name="ce11"/>
          <table:table-cell table:style-name="ce5" office:value-type="float" office:value="256" table:number-columns-spanned="2" table:number-rows-spanned="1">
            <text:p>256</text:p>
          </table:table-cell>
          <table:covered-table-cell table:style-name="ce11"/>
          <table:table-cell table:style-name="ce11"/>
          <table:table-cell table:style-name="ce1"/>
        </table:table-row>
        <table:table-row table:style-name="ro1">
          <table:table-cell table:style-name="ce2" office:value-type="string">
            <text:p>Size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Read</text:p>
          </table:table-cell>
          <table:table-cell table:style-name="ce2" office:value-type="string">
            <text:p>Write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65">
            <text:p>0.065</text:p>
          </table:table-cell>
          <table:table-cell office:value-type="float" office:value="0.082">
            <text:p>0.082</text:p>
          </table:table-cell>
          <table:table-cell office:value-type="float" office:value="0.076">
            <text:p>0.076</text:p>
          </table:table-cell>
          <table:table-cell office:value-type="float" office:value="0.094">
            <text:p>0.094</text:p>
          </table:table-cell>
          <table:table-cell office:value-type="float" office:value="0.084">
            <text:p>0.084</text:p>
          </table:table-cell>
          <table:table-cell office:value-type="float" office:value="0.108">
            <text:p>0.108</text:p>
          </table:table-cell>
          <table:table-cell office:value-type="float" office:value="0">
            <text:p>0.000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91">
            <text:p>0.091</text:p>
          </table:table-cell>
          <table:table-cell office:value-type="float" office:value="0.141">
            <text:p>0.141</text:p>
          </table:table-cell>
          <table:table-cell office:value-type="float" office:value="0.101">
            <text:p>0.101</text:p>
          </table:table-cell>
          <table:table-cell office:value-type="float" office:value="0.137">
            <text:p>0.137</text:p>
          </table:table-cell>
          <table:table-cell office:value-type="float" office:value="0.12">
            <text:p>0.120</text:p>
          </table:table-cell>
          <table:table-cell office:value-type="float" office:value="0.158">
            <text:p>0.158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136">
            <text:p>0.136</text:p>
          </table:table-cell>
          <table:table-cell office:value-type="float" office:value="0.189">
            <text:p>0.189</text:p>
          </table:table-cell>
          <table:table-cell office:value-type="float" office:value="0.159">
            <text:p>0.159</text:p>
          </table:table-cell>
          <table:table-cell office:value-type="float" office:value="0.224">
            <text:p>0.224</text:p>
          </table:table-cell>
          <table:table-cell office:value-type="float" office:value="0.186">
            <text:p>0.186</text:p>
          </table:table-cell>
          <table:table-cell office:value-type="float" office:value="0.26">
            <text:p>0.260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227">
            <text:p>0.227</text:p>
          </table:table-cell>
          <table:table-cell office:value-type="float" office:value="0.332">
            <text:p>0.332</text:p>
          </table:table-cell>
          <table:table-cell office:value-type="float" office:value="0.272">
            <text:p>0.272</text:p>
          </table:table-cell>
          <table:table-cell office:value-type="float" office:value="0.399">
            <text:p>0.399</text:p>
          </table:table-cell>
          <table:table-cell office:value-type="float" office:value="0.322">
            <text:p>0.322</text:p>
          </table:table-cell>
          <table:table-cell office:value-type="float" office:value="0.472">
            <text:p>0.472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238">
            <text:p>0.238</text:p>
          </table:table-cell>
          <table:table-cell office:value-type="float" office:value="0.352">
            <text:p>0.352</text:p>
          </table:table-cell>
          <table:table-cell office:value-type="float" office:value="0.287">
            <text:p>0.287</text:p>
          </table:table-cell>
          <table:table-cell office:value-type="float" office:value="0.411">
            <text:p>0.411</text:p>
          </table:table-cell>
          <table:table-cell office:value-type="float" office:value="0.333">
            <text:p>0.333</text:p>
          </table:table-cell>
          <table:table-cell office:value-type="float" office:value="0.478">
            <text:p>0.478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444">
            <text:p>0.444</text:p>
          </table:table-cell>
          <table:table-cell office:value-type="float" office:value="0.633">
            <text:p>0.633</text:p>
          </table:table-cell>
          <table:table-cell office:value-type="float" office:value="0.517">
            <text:p>0.517</text:p>
          </table:table-cell>
          <table:table-cell office:value-type="float" office:value="0.767">
            <text:p>0.767</text:p>
          </table:table-cell>
          <table:table-cell office:value-type="float" office:value="0.612">
            <text:p>0.612</text:p>
          </table:table-cell>
          <table:table-cell office:value-type="float" office:value="0.901">
            <text:p>0.901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82">
            <text:p>0.820</text:p>
          </table:table-cell>
          <table:table-cell office:value-type="float" office:value="1.206">
            <text:p>1.206</text:p>
          </table:table-cell>
          <table:table-cell office:value-type="float" office:value="0.969">
            <text:p>0.969</text:p>
          </table:table-cell>
          <table:table-cell office:value-type="float" office:value="1.469">
            <text:p>1.469</text:p>
          </table:table-cell>
          <table:table-cell office:value-type="float" office:value="1.139">
            <text:p>1.139</text:p>
          </table:table-cell>
          <table:table-cell office:value-type="float" office:value="1.729">
            <text:p>1.729</text:p>
          </table:table-cell>
          <table:table-cell office:value-type="float" office:value="0.007">
            <text:p>0.007</text:p>
          </table:table-cell>
          <table:table-cell office:value-type="float" office:value="0.01">
            <text:p>0.0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.543">
            <text:p>1.543</text:p>
          </table:table-cell>
          <table:table-cell office:value-type="float" office:value="2.347">
            <text:p>2.347</text:p>
          </table:table-cell>
          <table:table-cell office:value-type="float" office:value="1.9">
            <text:p>1.900</text:p>
          </table:table-cell>
          <table:table-cell office:value-type="float" office:value="2.839">
            <text:p>2.839</text:p>
          </table:table-cell>
          <table:table-cell office:value-type="float" office:value="2.205">
            <text:p>2.205</text:p>
          </table:table-cell>
          <table:table-cell office:value-type="float" office:value="3.351">
            <text:p>3.351</text:p>
          </table:table-cell>
          <table:table-cell office:value-type="float" office:value="0.015">
            <text:p>0.015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.026">
            <text:p>3.026</text:p>
          </table:table-cell>
          <table:table-cell office:value-type="float" office:value="4.625">
            <text:p>4.625</text:p>
          </table:table-cell>
          <table:table-cell office:value-type="float" office:value="3.683">
            <text:p>3.683</text:p>
          </table:table-cell>
          <table:table-cell office:value-type="float" office:value="5.6">
            <text:p>5.600</text:p>
          </table:table-cell>
          <table:table-cell office:value-type="float" office:value="4.325">
            <text:p>4.325</text:p>
          </table:table-cell>
          <table:table-cell office:value-type="float" office:value="6.626">
            <text:p>6.626</text:p>
          </table:table-cell>
          <table:table-cell table:number-columns-repeated="2" office:value-type="float" office:value="0.032">
            <text:p>0.03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.997">
            <text:p>5.997</text:p>
          </table:table-cell>
          <table:table-cell office:value-type="float" office:value="9.143">
            <text:p>9.143</text:p>
          </table:table-cell>
          <table:table-cell office:value-type="float" office:value="7.282">
            <text:p>7.282</text:p>
          </table:table-cell>
          <table:table-cell office:value-type="float" office:value="11.126">
            <text:p>11.126</text:p>
          </table:table-cell>
          <table:table-cell office:value-type="float" office:value="8.596">
            <text:p>8.596</text:p>
          </table:table-cell>
          <table:table-cell office:value-type="float" office:value="13.118">
            <text:p>13.118</text:p>
          </table:table-cell>
          <table:table-cell office:value-type="float" office:value="0.06">
            <text:p>0.060</text:p>
          </table:table-cell>
          <table:table-cell office:value-type="float" office:value="0.051">
            <text:p>0.05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1.907">
            <text:p>11.907</text:p>
          </table:table-cell>
          <table:table-cell office:value-type="float" office:value="18.173">
            <text:p>18.173</text:p>
          </table:table-cell>
          <table:table-cell office:value-type="float" office:value="14.504">
            <text:p>14.504</text:p>
          </table:table-cell>
          <table:table-cell office:value-type="float" office:value="22.15">
            <text:p>22.150</text:p>
          </table:table-cell>
          <table:table-cell office:value-type="float" office:value="17.064">
            <text:p>17.064</text:p>
          </table:table-cell>
          <table:table-cell office:value-type="float" office:value="26.099">
            <text:p>26.099</text:p>
          </table:table-cell>
          <table:table-cell office:value-type="float" office:value="0.122">
            <text:p>0.122</text:p>
          </table:table-cell>
          <table:table-cell office:value-type="float" office:value="0.096">
            <text:p>0.09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.954">
            <text:p>25.954</text:p>
          </table:table-cell>
          <table:table-cell office:value-type="float" office:value="36.247">
            <text:p>36.247</text:p>
          </table:table-cell>
          <table:table-cell office:value-type="float" office:value="28.888">
            <text:p>28.888</text:p>
          </table:table-cell>
          <table:table-cell office:value-type="float" office:value="44.154">
            <text:p>44.154</text:p>
          </table:table-cell>
          <table:table-cell office:value-type="float" office:value="36.836">
            <text:p>36.836</text:p>
          </table:table-cell>
          <table:table-cell office:value-type="float" office:value="52.047">
            <text:p>52.047</text:p>
          </table:table-cell>
          <table:table-cell office:value-type="float" office:value="0.237">
            <text:p>0.237</text:p>
          </table:table-cell>
          <table:table-cell office:value-type="float" office:value="0.182">
            <text:p>0.18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7.417">
            <text:p>47.417</text:p>
          </table:table-cell>
          <table:table-cell office:value-type="float" office:value="72.404">
            <text:p>72.404</text:p>
          </table:table-cell>
          <table:table-cell office:value-type="float" office:value="57.663">
            <text:p>57.663</text:p>
          </table:table-cell>
          <table:table-cell office:value-type="float" office:value="88.193">
            <text:p>88.193</text:p>
          </table:table-cell>
          <table:table-cell office:value-type="float" office:value="67.904">
            <text:p>67.904</text:p>
          </table:table-cell>
          <table:table-cell office:value-type="float" office:value="103.985">
            <text:p>103.985</text:p>
          </table:table-cell>
          <table:table-cell office:value-type="float" office:value="0.466">
            <text:p>0.466</text:p>
          </table:table-cell>
          <table:table-cell office:value-type="float" office:value="0.37">
            <text:p>0.370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94.703">
            <text:p>94.703</text:p>
          </table:table-cell>
          <table:table-cell office:value-type="float" office:value="144.685">
            <text:p>144.685</text:p>
          </table:table-cell>
          <table:table-cell office:value-type="float" office:value="116.565">
            <text:p>116.565</text:p>
          </table:table-cell>
          <table:table-cell office:value-type="float" office:value="176.252">
            <text:p>176.252</text:p>
          </table:table-cell>
          <table:table-cell office:value-type="float" office:value="135.732">
            <text:p>135.732</text:p>
          </table:table-cell>
          <table:table-cell office:value-type="float" office:value="209.339">
            <text:p>209.339</text:p>
          </table:table-cell>
          <table:table-cell office:value-type="float" office:value="1.147">
            <text:p>1.147</text:p>
          </table:table-cell>
          <table:table-cell office:value-type="float" office:value="0.759">
            <text:p>0.75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89.559">
            <text:p>189.559</text:p>
          </table:table-cell>
          <table:table-cell office:value-type="float" office:value="289.449">
            <text:p>289.449</text:p>
          </table:table-cell>
          <table:table-cell office:value-type="float" office:value="230.53">
            <text:p>230.530</text:p>
          </table:table-cell>
          <table:table-cell office:value-type="float" office:value="352.558">
            <text:p>352.558</text:p>
          </table:table-cell>
          <table:table-cell office:value-type="float" office:value="271.604">
            <text:p>271.604</text:p>
          </table:table-cell>
          <table:table-cell office:value-type="float" office:value="415.722">
            <text:p>415.722</text:p>
          </table:table-cell>
          <table:table-cell office:value-type="float" office:value="2.433">
            <text:p>2.433</text:p>
          </table:table-cell>
          <table:table-cell office:value-type="float" office:value="1.875">
            <text:p>1.875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379.306">
            <text:p>379.306</text:p>
          </table:table-cell>
          <table:table-cell office:value-type="float" office:value="582.386">
            <text:p>582.386</text:p>
          </table:table-cell>
          <table:table-cell office:value-type="float" office:value="462.994">
            <text:p>462.994</text:p>
          </table:table-cell>
          <table:table-cell office:value-type="float" office:value="708.46">
            <text:p>708.460</text:p>
          </table:table-cell>
          <table:table-cell office:value-type="float" office:value="543.803">
            <text:p>543.803</text:p>
          </table:table-cell>
          <table:table-cell office:value-type="float" office:value="833.161">
            <text:p>833.161</text:p>
          </table:table-cell>
          <table:table-cell office:value-type="float" office:value="4.716">
            <text:p>4.716</text:p>
          </table:table-cell>
          <table:table-cell office:value-type="float" office:value="3.881">
            <text:p>3.88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758.655">
            <text:p>758.655</text:p>
          </table:table-cell>
          <table:table-cell office:value-type="float" office:value="1159.781">
            <text:p>1159.781</text:p>
          </table:table-cell>
          <table:table-cell office:value-type="float" office:value="926.102">
            <text:p>926.102</text:p>
          </table:table-cell>
          <table:table-cell office:value-type="float" office:value="1415.538">
            <text:p>1415.538</text:p>
          </table:table-cell>
          <table:table-cell office:value-type="float" office:value="1091.308">
            <text:p>1091.308</text:p>
          </table:table-cell>
          <table:table-cell office:value-type="float" office:value="1668.171">
            <text:p>1668.171</text:p>
          </table:table-cell>
          <table:table-cell office:value-type="float" office:value="9.434">
            <text:p>9.434</text:p>
          </table:table-cell>
          <table:table-cell office:value-type="float" office:value="7.219">
            <text:p>7.219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518.537">
            <text:p>1518.537</text:p>
          </table:table-cell>
          <table:table-cell office:value-type="float" office:value="2321.418">
            <text:p>2321.418</text:p>
          </table:table-cell>
          <table:table-cell office:value-type="float" office:value="1850.008">
            <text:p>1850.008</text:p>
          </table:table-cell>
          <table:table-cell office:value-type="float" office:value="2829.99">
            <text:p>2829.990</text:p>
          </table:table-cell>
          <table:table-cell office:value-type="float" office:value="2181.742">
            <text:p>2181.742</text:p>
          </table:table-cell>
          <table:table-cell office:value-type="float" office:value="3334.804">
            <text:p>3334.804</text:p>
          </table:table-cell>
          <table:table-cell office:value-type="float" office:value="18.621">
            <text:p>18.621</text:p>
          </table:table-cell>
          <table:table-cell office:value-type="float" office:value="13.75">
            <text:p>13.750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 office:value-type="float" office:value="3042.01">
            <text:p>3042.010</text:p>
          </table:table-cell>
          <table:table-cell office:value-type="float" office:value="4643.89">
            <text:p>4643.890</text:p>
          </table:table-cell>
          <table:table-cell office:value-type="float" office:value="3700.701">
            <text:p>3700.701</text:p>
          </table:table-cell>
          <table:table-cell office:value-type="float" office:value="5827.089">
            <text:p>5827.089</text:p>
          </table:table-cell>
          <table:table-cell office:value-type="float" office:value="4357.836">
            <text:p>4357.836</text:p>
          </table:table-cell>
          <table:table-cell office:value-type="float" office:value="6849.886">
            <text:p>6849.886</text:p>
          </table:table-cell>
          <table:table-cell office:value-type="float" office:value="37.023">
            <text:p>37.023</text:p>
          </table:table-cell>
          <table:table-cell office:value-type="float" office:value="26.883">
            <text:p>26.883</text:p>
          </table:table-cell>
        </table:table-row>
        <table:table-row table:style-name="ro1">
          <table:table-cell office:value-type="float" office:value="67108864">
            <text:p>67108864</text:p>
          </table:table-cell>
          <table:table-cell office:value-type="float" office:value="6293.947">
            <text:p>6293.947</text:p>
          </table:table-cell>
          <table:table-cell office:value-type="float" office:value="9531.557">
            <text:p>9531.557</text:p>
          </table:table-cell>
          <table:table-cell office:value-type="float" office:value="7751.61">
            <text:p>7751.610</text:p>
          </table:table-cell>
          <table:table-cell office:value-type="float" office:value="11570.76">
            <text:p>11570.760</text:p>
          </table:table-cell>
          <table:table-cell office:value-type="float" office:value="9046.743">
            <text:p>9046.743</text:p>
          </table:table-cell>
          <table:table-cell office:value-type="float" office:value="13594.057">
            <text:p>13594.057</text:p>
          </table:table-cell>
          <table:table-cell office:value-type="float" office:value="73.977">
            <text:p>73.977</text:p>
          </table:table-cell>
          <table:table-cell office:value-type="float" office:value="53.088">
            <text:p>53.088</text:p>
          </table:table-cell>
        </table:table-row>
        <table:table-row table:style-name="ro1">
          <table:table-cell office:value-type="float" office:value="134217728">
            <text:p>134217728</text:p>
          </table:table-cell>
          <table:table-cell office:value-type="float" office:value="12697.463">
            <text:p>12697.463</text:p>
          </table:table-cell>
          <table:table-cell office:value-type="float" office:value="19481.374">
            <text:p>19481.374</text:p>
          </table:table-cell>
          <table:table-cell office:value-type="float" office:value="15300.344">
            <text:p>15300.344</text:p>
          </table:table-cell>
          <table:table-cell office:value-type="float" office:value="22631.344">
            <text:p>22631.344</text:p>
          </table:table-cell>
          <table:table-cell office:value-type="float" office:value="17857.669">
            <text:p>17857.669</text:p>
          </table:table-cell>
          <table:table-cell office:value-type="float" office:value="26679.157">
            <text:p>26679.157</text:p>
          </table:table-cell>
          <table:table-cell office:value-type="float" office:value="162.418">
            <text:p>162.418</text:p>
          </table:table-cell>
          <table:table-cell office:value-type="float" office:value="107.619">
            <text:p>107.619</text:p>
          </table:table-cell>
        </table:table-row>
        <table:table-row table:style-name="ro1">
          <table:table-cell table:style-name="ce4" office:value-type="float" office:value="234700800">
            <text:p>234700800</text:p>
          </table:table-cell>
          <table:table-cell table:style-name="ce8" office:value-type="float" office:value="22161.037">
            <text:p>22161.037</text:p>
          </table:table-cell>
          <table:table-cell table:style-name="ce10" office:value-type="float" office:value="34120.478">
            <text:p>34120.478</text:p>
          </table:table-cell>
          <table:table-cell table:style-name="ce8" office:value-type="float" office:value="25886.147">
            <text:p>25886.147</text:p>
          </table:table-cell>
          <table:table-cell table:style-name="ce10" office:value-type="float" office:value="40161.973">
            <text:p>40161.973</text:p>
          </table:table-cell>
          <table:table-cell table:style-name="ce8" office:value-type="float" office:value="30489.327">
            <text:p>30489.327</text:p>
          </table:table-cell>
          <table:table-cell table:style-name="ce10" office:value-type="float" office:value="47537.235">
            <text:p>47537.235</text:p>
          </table:table-cell>
          <table:table-cell table:style-name="ce8" office:value-type="float" office:value="267.74">
            <text:p>267.740</text:p>
          </table:table-cell>
          <table:table-cell table:style-name="ce10" office:value-type="float" office:value="184.678">
            <text:p>184.678</text:p>
          </table:table-cell>
        </table:table-row>
      </table:table>
      <table:table table:name="Serial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15"/>
        <table:table-row table:style-name="ro1">
          <table:table-cell table:style-name="ce11"/>
          <table:table-cell table:style-name="ce12" office:value-type="float" office:value="128" table:number-columns-spanned="2" table:number-rows-spanned="1">
            <text:p>128</text:p>
          </table:table-cell>
          <table:covered-table-cell table:style-name="ce11"/>
          <table:table-cell table:style-name="ce13" office:value-type="float" office:value="192" table:number-columns-spanned="2" table:number-rows-spanned="1">
            <text:p>192</text:p>
          </table:table-cell>
          <table:covered-table-cell table:style-name="ce11"/>
          <table:table-cell table:style-name="ce5" office:value-type="float" office:value="256" table:number-columns-spanned="2" table:number-rows-spanned="1">
            <text:p>256</text:p>
          </table:table-cell>
          <table:covered-table-cell table:style-name="ce11"/>
          <table:table-cell table:style-name="ce11" table:number-columns-repeated="2"/>
        </table:table-row>
        <table:table-row table:style-name="ro1">
          <table:table-cell table:style-name="ce2" office:value-type="string">
            <text:p>Size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14"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81">
            <text:p>0.181</text:p>
          </table:table-cell>
          <table:table-cell office:value-type="float" office:value="0.289">
            <text:p>0.289</text:p>
          </table:table-cell>
          <table:table-cell office:value-type="float" office:value="0.217">
            <text:p>0.217</text:p>
          </table:table-cell>
          <table:table-cell office:value-type="float" office:value="0.344">
            <text:p>0.344</text:p>
          </table:table-cell>
          <table:table-cell office:value-type="float" office:value="0.252">
            <text:p>0.252</text:p>
          </table:table-cell>
          <table:table-cell office:value-type="float" office:value="0.401">
            <text:p>0.40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356">
            <text:p>0.356</text:p>
          </table:table-cell>
          <table:table-cell office:value-type="float" office:value="0.567">
            <text:p>0.567</text:p>
          </table:table-cell>
          <table:table-cell office:value-type="float" office:value="0.424">
            <text:p>0.424</text:p>
          </table:table-cell>
          <table:table-cell office:value-type="float" office:value="0.68">
            <text:p>0.680</text:p>
          </table:table-cell>
          <table:table-cell office:value-type="float" office:value="0.5">
            <text:p>0.500</text:p>
          </table:table-cell>
          <table:table-cell office:value-type="float" office:value="0.795">
            <text:p>0.795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717">
            <text:p>0.717</text:p>
          </table:table-cell>
          <table:table-cell office:value-type="float" office:value="1.122">
            <text:p>1.122</text:p>
          </table:table-cell>
          <table:table-cell office:value-type="float" office:value="0.844">
            <text:p>0.844</text:p>
          </table:table-cell>
          <table:table-cell office:value-type="float" office:value="1.353">
            <text:p>1.353</text:p>
          </table:table-cell>
          <table:table-cell office:value-type="float" office:value="0.98">
            <text:p>0.980</text:p>
          </table:table-cell>
          <table:table-cell office:value-type="float" office:value="1.603">
            <text:p>1.603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.683">
            <text:p>1.683</text:p>
          </table:table-cell>
          <table:table-cell office:value-type="float" office:value="2.259">
            <text:p>2.259</text:p>
          </table:table-cell>
          <table:table-cell office:value-type="float" office:value="1.681">
            <text:p>1.681</text:p>
          </table:table-cell>
          <table:table-cell office:value-type="float" office:value="2.716">
            <text:p>2.716</text:p>
          </table:table-cell>
          <table:table-cell office:value-type="float" office:value="1.964">
            <text:p>1.964</text:p>
          </table:table-cell>
          <table:table-cell office:value-type="float" office:value="3.166">
            <text:p>3.166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.874">
            <text:p>2.874</text:p>
          </table:table-cell>
          <table:table-cell office:value-type="float" office:value="4.484">
            <text:p>4.484</text:p>
          </table:table-cell>
          <table:table-cell office:value-type="float" office:value="3.414">
            <text:p>3.414</text:p>
          </table:table-cell>
          <table:table-cell office:value-type="float" office:value="5.415">
            <text:p>5.415</text:p>
          </table:table-cell>
          <table:table-cell office:value-type="float" office:value="3.959">
            <text:p>3.959</text:p>
          </table:table-cell>
          <table:table-cell office:value-type="float" office:value="6.328">
            <text:p>6.328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.729">
            <text:p>5.729</text:p>
          </table:table-cell>
          <table:table-cell office:value-type="float" office:value="8.946">
            <text:p>8.946</text:p>
          </table:table-cell>
          <table:table-cell office:value-type="float" office:value="6.734">
            <text:p>6.734</text:p>
          </table:table-cell>
          <table:table-cell office:value-type="float" office:value="11.382">
            <text:p>11.382</text:p>
          </table:table-cell>
          <table:table-cell office:value-type="float" office:value="7.817">
            <text:p>7.817</text:p>
          </table:table-cell>
          <table:table-cell office:value-type="float" office:value="12.649">
            <text:p>12.649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.28">
            <text:p>11.280</text:p>
          </table:table-cell>
          <table:table-cell office:value-type="float" office:value="17.946">
            <text:p>17.946</text:p>
          </table:table-cell>
          <table:table-cell office:value-type="float" office:value="13.661">
            <text:p>13.661</text:p>
          </table:table-cell>
          <table:table-cell office:value-type="float" office:value="21.583">
            <text:p>21.583</text:p>
          </table:table-cell>
          <table:table-cell office:value-type="float" office:value="15.836">
            <text:p>15.836</text:p>
          </table:table-cell>
          <table:table-cell office:value-type="float" office:value="25.262">
            <text:p>25.262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.565">
            <text:p>22.565</text:p>
          </table:table-cell>
          <table:table-cell office:value-type="float" office:value="35.776">
            <text:p>35.776</text:p>
          </table:table-cell>
          <table:table-cell office:value-type="float" office:value="27.052">
            <text:p>27.052</text:p>
          </table:table-cell>
          <table:table-cell office:value-type="float" office:value="43.142">
            <text:p>43.142</text:p>
          </table:table-cell>
          <table:table-cell office:value-type="float" office:value="31.841">
            <text:p>31.841</text:p>
          </table:table-cell>
          <table:table-cell office:value-type="float" office:value="50.526">
            <text:p>50.526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5.271">
            <text:p>45.271</text:p>
          </table:table-cell>
          <table:table-cell office:value-type="float" office:value="71.696">
            <text:p>71.696</text:p>
          </table:table-cell>
          <table:table-cell office:value-type="float" office:value="54.651">
            <text:p>54.651</text:p>
          </table:table-cell>
          <table:table-cell office:value-type="float" office:value="86.27">
            <text:p>86.270</text:p>
          </table:table-cell>
          <table:table-cell office:value-type="float" office:value="62.68">
            <text:p>62.680</text:p>
          </table:table-cell>
          <table:table-cell office:value-type="float" office:value="100.967">
            <text:p>100.967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90.282">
            <text:p>90.282</text:p>
          </table:table-cell>
          <table:table-cell office:value-type="float" office:value="144.91">
            <text:p>144.910</text:p>
          </table:table-cell>
          <table:table-cell office:value-type="float" office:value="119.301">
            <text:p>119.301</text:p>
          </table:table-cell>
          <table:table-cell office:value-type="float" office:value="172.618">
            <text:p>172.618</text:p>
          </table:table-cell>
          <table:table-cell office:value-type="float" office:value="125.214">
            <text:p>125.214</text:p>
          </table:table-cell>
          <table:table-cell office:value-type="float" office:value="201.836">
            <text:p>201.836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80.467">
            <text:p>180.467</text:p>
          </table:table-cell>
          <table:table-cell office:value-type="float" office:value="285.849">
            <text:p>285.849</text:p>
          </table:table-cell>
          <table:table-cell office:value-type="float" office:value="218.356">
            <text:p>218.356</text:p>
          </table:table-cell>
          <table:table-cell office:value-type="float" office:value="346.519">
            <text:p>346.519</text:p>
          </table:table-cell>
          <table:table-cell office:value-type="float" office:value="253.165">
            <text:p>253.165</text:p>
          </table:table-cell>
          <table:table-cell office:value-type="float" office:value="405.486">
            <text:p>405.486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365.838">
            <text:p>365.838</text:p>
          </table:table-cell>
          <table:table-cell office:value-type="float" office:value="575.435">
            <text:p>575.435</text:p>
          </table:table-cell>
          <table:table-cell office:value-type="float" office:value="439.237">
            <text:p>439.237</text:p>
          </table:table-cell>
          <table:table-cell office:value-type="float" office:value="693.877">
            <text:p>693.877</text:p>
          </table:table-cell>
          <table:table-cell office:value-type="float" office:value="501.694">
            <text:p>501.694</text:p>
          </table:table-cell>
          <table:table-cell office:value-type="float" office:value="808.356">
            <text:p>808.356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732.271">
            <text:p>732.271</text:p>
          </table:table-cell>
          <table:table-cell office:value-type="float" office:value="1147.538">
            <text:p>1147.538</text:p>
          </table:table-cell>
          <table:table-cell office:value-type="float" office:value="871.397">
            <text:p>871.397</text:p>
          </table:table-cell>
          <table:table-cell office:value-type="float" office:value="1390.1">
            <text:p>1390.100</text:p>
          </table:table-cell>
          <table:table-cell office:value-type="float" office:value="1001.105">
            <text:p>1001.105</text:p>
          </table:table-cell>
          <table:table-cell office:value-type="float" office:value="1618.103">
            <text:p>1618.103</text:p>
          </table:table-cell>
          <table:table-cell table:number-columns-repeated="2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466.592">
            <text:p>1466.592</text:p>
          </table:table-cell>
          <table:table-cell office:value-type="float" office:value="2291.794">
            <text:p>2291.794</text:p>
          </table:table-cell>
          <table:table-cell office:value-type="float" office:value="1749.471">
            <text:p>1749.471</text:p>
          </table:table-cell>
          <table:table-cell office:value-type="float" office:value="2764.97">
            <text:p>2764.970</text:p>
          </table:table-cell>
          <table:table-cell office:value-type="float" office:value="2001.683">
            <text:p>2001.683</text:p>
          </table:table-cell>
          <table:table-cell office:value-type="float" office:value="3240.772">
            <text:p>3240.772</text:p>
          </table:table-cell>
          <table:table-cell table:number-columns-repeated="2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893.205">
            <text:p>2893.205</text:p>
          </table:table-cell>
          <table:table-cell office:value-type="float" office:value="4580.071">
            <text:p>4580.071</text:p>
          </table:table-cell>
          <table:table-cell office:value-type="float" office:value="3494.84">
            <text:p>3494.840</text:p>
          </table:table-cell>
          <table:table-cell office:value-type="float" office:value="5536.312">
            <text:p>5536.312</text:p>
          </table:table-cell>
          <table:table-cell office:value-type="float" office:value="4055.402">
            <text:p>4055.402</text:p>
          </table:table-cell>
          <table:table-cell office:value-type="float" office:value="6506.35">
            <text:p>6506.350</text:p>
          </table:table-cell>
          <table:table-cell table:number-columns-repeated="2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869.807">
            <text:p>5869.807</text:p>
          </table:table-cell>
          <table:table-cell office:value-type="float" office:value="9231.793">
            <text:p>9231.793</text:p>
          </table:table-cell>
          <table:table-cell office:value-type="float" office:value="7000.703">
            <text:p>7000.703</text:p>
          </table:table-cell>
          <table:table-cell office:value-type="float" office:value="11113.444">
            <text:p>11113.444</text:p>
          </table:table-cell>
          <table:table-cell office:value-type="float" office:value="8110.765">
            <text:p>8110.765</text:p>
          </table:table-cell>
          <table:table-cell office:value-type="float" office:value="12932.367">
            <text:p>12932.367</text:p>
          </table:table-cell>
          <table:table-cell table:number-columns-repeated="2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1774.701">
            <text:p>11774.701</text:p>
          </table:table-cell>
          <table:table-cell office:value-type="float" office:value="18362.203">
            <text:p>18362.203</text:p>
          </table:table-cell>
          <table:table-cell office:value-type="float" office:value="13996.372">
            <text:p>13996.372</text:p>
          </table:table-cell>
          <table:table-cell office:value-type="float" office:value="22137.717">
            <text:p>22137.717</text:p>
          </table:table-cell>
          <table:table-cell office:value-type="float" office:value="16215.768">
            <text:p>16215.768</text:p>
          </table:table-cell>
          <table:table-cell office:value-type="float" office:value="25874.35">
            <text:p>25874.350</text:p>
          </table:table-cell>
          <table:table-cell table:number-columns-repeated="2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3149.215">
            <text:p>23149.215</text:p>
          </table:table-cell>
          <table:table-cell office:value-type="float" office:value="36766.605">
            <text:p>36766.605</text:p>
          </table:table-cell>
          <table:table-cell office:value-type="float" office:value="27971.33">
            <text:p>27971.330</text:p>
          </table:table-cell>
          <table:table-cell office:value-type="float" office:value="44313.266">
            <text:p>44313.266</text:p>
          </table:table-cell>
          <table:table-cell office:value-type="float" office:value="32445.619">
            <text:p>32445.619</text:p>
          </table:table-cell>
          <table:table-cell office:value-type="float" office:value="51817.824">
            <text:p>51817.824</text:p>
          </table:table-cell>
          <table:table-cell table:number-columns-repeated="2"/>
        </table:table-row>
        <table:table-row table:style-name="ro1">
          <table:table-cell office:value-type="float" office:value="33554432">
            <text:p>33554432</text:p>
          </table:table-cell>
          <table:table-cell office:value-type="float" office:value="46954.176">
            <text:p>46954.176</text:p>
          </table:table-cell>
          <table:table-cell office:value-type="float" office:value="73818.102">
            <text:p>73818.102</text:p>
          </table:table-cell>
          <table:table-cell office:value-type="float" office:value="55289.195">
            <text:p>55289.195</text:p>
          </table:table-cell>
          <table:table-cell office:value-type="float" office:value="88593.258">
            <text:p>88593.258</text:p>
          </table:table-cell>
          <table:table-cell office:value-type="float" office:value="64249.871">
            <text:p>64249.871</text:p>
          </table:table-cell>
          <table:table-cell office:value-type="float" office:value="103715.398">
            <text:p>103715.398</text:p>
          </table:table-cell>
          <table:table-cell table:number-columns-repeated="2"/>
        </table:table-row>
        <table:table-row table:style-name="ro1">
          <table:table-cell office:value-type="float" office:value="67108864">
            <text:p>67108864</text:p>
          </table:table-cell>
          <table:table-cell office:value-type="float" office:value="93892.148">
            <text:p>93892.148</text:p>
          </table:table-cell>
          <table:table-cell office:value-type="float" office:value="146938.125">
            <text:p>146938.125</text:p>
          </table:table-cell>
          <table:table-cell office:value-type="float" office:value="111906.008">
            <text:p>111906.008</text:p>
          </table:table-cell>
          <table:table-cell office:value-type="float" office:value="177213.562">
            <text:p>177213.562</text:p>
          </table:table-cell>
          <table:table-cell office:value-type="float" office:value="129941.508">
            <text:p>129941.508</text:p>
          </table:table-cell>
          <table:table-cell office:value-type="float" office:value="207506.703">
            <text:p>207506.703</text:p>
          </table:table-cell>
          <table:table-cell table:number-columns-repeated="2"/>
        </table:table-row>
        <table:table-row table:style-name="ro1">
          <table:table-cell office:value-type="float" office:value="134217728">
            <text:p>134217728</text:p>
          </table:table-cell>
          <table:table-cell office:value-type="float" office:value="185783.594">
            <text:p>185783.594</text:p>
          </table:table-cell>
          <table:table-cell office:value-type="float" office:value="293849.969">
            <text:p>293849.969</text:p>
          </table:table-cell>
          <table:table-cell office:value-type="float" office:value="221214.359">
            <text:p>221214.359</text:p>
          </table:table-cell>
          <table:table-cell office:value-type="float" office:value="354118.156">
            <text:p>354118.156</text:p>
          </table:table-cell>
          <table:table-cell office:value-type="float" office:value="260002.766">
            <text:p>260002.766</text:p>
          </table:table-cell>
          <table:table-cell office:value-type="float" office:value="415153.438">
            <text:p>415153.438</text:p>
          </table:table-cell>
          <table:table-cell table:number-columns-repeated="2"/>
        </table:table-row>
        <table:table-row table:style-name="ro1">
          <table:table-cell table:style-name="ce4" office:value-type="float" office:value="234700800">
            <text:p>234700800</text:p>
          </table:table-cell>
          <table:table-cell table:style-name="ce8" office:value-type="float" office:value="324015.844">
            <text:p>324015.844</text:p>
          </table:table-cell>
          <table:table-cell table:style-name="ce10" office:value-type="float" office:value="513973.406">
            <text:p>513973.406</text:p>
          </table:table-cell>
          <table:table-cell table:style-name="ce8" office:value-type="float" office:value="386695.031">
            <text:p>386695.031</text:p>
          </table:table-cell>
          <table:table-cell table:style-name="ce10" office:value-type="float" office:value="619039.25">
            <text:p>619039.250</text:p>
          </table:table-cell>
          <table:table-cell table:style-name="ce8" office:value-type="float" office:value="448369.094">
            <text:p>448369.094</text:p>
          </table:table-cell>
          <table:table-cell table:style-name="ce10" office:value-type="float" office:value="724917.438">
            <text:p>724917.438</text:p>
          </table:table-cell>
          <table:table-cell table:style-name="ce15"/>
          <table:table-cell/>
        </table:table-row>
      </table:table>
      <table:table table:name="Aggregate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9"/>
        <table:table-row table:style-name="ro1">
          <table:table-cell table:style-name="ce1"/>
          <table:table-cell table:style-name="ce5" office:value-type="string" table:number-columns-spanned="2" table:number-rows-spanned="1">
            <text:p>GPU</text:p>
          </table:table-cell>
          <table:covered-table-cell table:style-name="ce1"/>
          <table:table-cell table:style-name="ce5" office:value-type="string" table:number-columns-spanned="2" table:number-rows-spanned="1">
            <text:p>CPU</text:p>
          </table:table-cell>
          <table:covered-table-cell table:style-name="ce1"/>
          <table:table-cell table:style-name="ce5" office:value-type="string" table:number-columns-spanned="2" table:number-rows-spanned="1">
            <text:p>Serial</text:p>
          </table:table-cell>
          <table:covered-table-cell table:style-name="ce1"/>
        </table:table-row>
        <table:table-row table:style-name="ro1">
          <table:table-cell table:style-name="ce2" office:value-type="string">
            <text:p>Size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  <table:table-cell table:style-name="ce6" office:value-type="string">
            <text:p>Encrypt</text:p>
          </table:table-cell>
          <table:table-cell table:style-name="ce2" office:value-type="string">
            <text:p>Decrypt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AVERAGE([GPU.B3];[GPU.D3];[GPU.F3])" office:value-type="float" office:value="0.705333333333333">
            <text:p>0.705</text:p>
          </table:table-cell>
          <table:table-cell table:formula="of:=AVERAGE([GPU.C3];[GPU.E3];[GPU.G3])" office:value-type="float" office:value="1.07533333333333">
            <text:p>1.075</text:p>
          </table:table-cell>
          <table:table-cell table:formula="of:=AVERAGE([CPU.B3];[CPU.D3];[CPU.F3])" office:value-type="float" office:value="0.075">
            <text:p>0.075</text:p>
          </table:table-cell>
          <table:table-cell table:formula="of:=AVERAGE([CPU.C3];[CPU.E3];[CPU.G3])" office:value-type="float" office:value="0.0946666666666667">
            <text:p>0.095</text:p>
          </table:table-cell>
          <table:table-cell table:formula="of:=AVERAGE([Serial.B3];[Serial.D3];[Serial.D3];[Serial.F3])" office:value-type="float" office:value="0.21675">
            <text:p>0.217</text:p>
          </table:table-cell>
          <table:table-cell table:formula="of:=AVERAGE([Serial.C3];[Serial.E3];[Serial.G3])" office:value-type="float" office:value="0.344666666666667">
            <text:p>0.34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AVERAGE([GPU.B4];[GPU.D4];[GPU.F4])" office:value-type="float" office:value="0.722333333333333">
            <text:p>0.722</text:p>
          </table:table-cell>
          <table:table-cell table:formula="of:=AVERAGE([GPU.C4];[GPU.E4];[GPU.G4])" office:value-type="float" office:value="1.11033333333333">
            <text:p>1.110</text:p>
          </table:table-cell>
          <table:table-cell table:formula="of:=AVERAGE([CPU.B4];[CPU.D4];[CPU.F4])" office:value-type="float" office:value="0.104">
            <text:p>0.104</text:p>
          </table:table-cell>
          <table:table-cell table:formula="of:=AVERAGE([CPU.C4];[CPU.E4];[CPU.G4])" office:value-type="float" office:value="0.145333333333333">
            <text:p>0.145</text:p>
          </table:table-cell>
          <table:table-cell table:formula="of:=AVERAGE([Serial.B4];[Serial.D4];[Serial.D4];[Serial.F4])" office:value-type="float" office:value="0.426">
            <text:p>0.426</text:p>
          </table:table-cell>
          <table:table-cell table:formula="of:=AVERAGE([Serial.C4];[Serial.E4];[Serial.G4])" office:value-type="float" office:value="0.680666666666667">
            <text:p>0.68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AVERAGE([GPU.B5];[GPU.D5];[GPU.F5])" office:value-type="float" office:value="0.750666666666667">
            <text:p>0.751</text:p>
          </table:table-cell>
          <table:table-cell table:formula="of:=AVERAGE([GPU.C5];[GPU.E5];[GPU.G5])" office:value-type="float" office:value="1.15133333333333">
            <text:p>1.151</text:p>
          </table:table-cell>
          <table:table-cell table:formula="of:=AVERAGE([CPU.B5];[CPU.D5];[CPU.F5])" office:value-type="float" office:value="0.160333333333333">
            <text:p>0.160</text:p>
          </table:table-cell>
          <table:table-cell table:formula="of:=AVERAGE([CPU.C5];[CPU.E5];[CPU.G5])" office:value-type="float" office:value="0.224333333333333">
            <text:p>0.224</text:p>
          </table:table-cell>
          <table:table-cell table:formula="of:=AVERAGE([Serial.B5];[Serial.D5];[Serial.D5];[Serial.F5])" office:value-type="float" office:value="0.84625">
            <text:p>0.846</text:p>
          </table:table-cell>
          <table:table-cell table:formula="of:=AVERAGE([Serial.C5];[Serial.E5];[Serial.G5])" office:value-type="float" office:value="1.35933333333333">
            <text:p>1.35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AVERAGE([GPU.B6];[GPU.D6];[GPU.F6])" office:value-type="float" office:value="0.801333333333333">
            <text:p>0.801</text:p>
          </table:table-cell>
          <table:table-cell table:formula="of:=AVERAGE([GPU.C6];[GPU.E6];[GPU.G6])" office:value-type="float" office:value="1.23766666666667">
            <text:p>1.238</text:p>
          </table:table-cell>
          <table:table-cell table:formula="of:=AVERAGE([CPU.B6];[CPU.D6];[CPU.F6])" office:value-type="float" office:value="0.273666666666667">
            <text:p>0.274</text:p>
          </table:table-cell>
          <table:table-cell table:formula="of:=AVERAGE([CPU.C6];[CPU.E6];[CPU.G6])" office:value-type="float" office:value="0.401">
            <text:p>0.401</text:p>
          </table:table-cell>
          <table:table-cell table:formula="of:=AVERAGE([Serial.B6];[Serial.D6];[Serial.D6];[Serial.F6])" office:value-type="float" office:value="1.75225">
            <text:p>1.752</text:p>
          </table:table-cell>
          <table:table-cell table:formula="of:=AVERAGE([Serial.C6];[Serial.E6];[Serial.G6])" office:value-type="float" office:value="2.71366666666667">
            <text:p>2.71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AVERAGE([GPU.B7];[GPU.D7];[GPU.F7])" office:value-type="float" office:value="0.904666666666667">
            <text:p>0.905</text:p>
          </table:table-cell>
          <table:table-cell table:formula="of:=AVERAGE([GPU.C7];[GPU.E7];[GPU.G7])" office:value-type="float" office:value="1.41233333333333">
            <text:p>1.412</text:p>
          </table:table-cell>
          <table:table-cell table:formula="of:=AVERAGE([CPU.B7];[CPU.D7];[CPU.F7])" office:value-type="float" office:value="0.286">
            <text:p>0.286</text:p>
          </table:table-cell>
          <table:table-cell table:formula="of:=AVERAGE([CPU.C7];[CPU.E7];[CPU.G7])" office:value-type="float" office:value="0.413666666666667">
            <text:p>0.414</text:p>
          </table:table-cell>
          <table:table-cell table:formula="of:=AVERAGE([Serial.B7];[Serial.D7];[Serial.D7];[Serial.F7])" office:value-type="float" office:value="3.41525">
            <text:p>3.415</text:p>
          </table:table-cell>
          <table:table-cell table:formula="of:=AVERAGE([Serial.C7];[Serial.E7];[Serial.G7])" office:value-type="float" office:value="5.409">
            <text:p>5.40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formula="of:=AVERAGE([GPU.B8];[GPU.D8];[GPU.F8])" office:value-type="float" office:value="0.911">
            <text:p>0.911</text:p>
          </table:table-cell>
          <table:table-cell table:formula="of:=AVERAGE([GPU.C8];[GPU.E8];[GPU.G8])" office:value-type="float" office:value="1.42266666666667">
            <text:p>1.423</text:p>
          </table:table-cell>
          <table:table-cell table:formula="of:=AVERAGE([CPU.B8];[CPU.D8];[CPU.F8])" office:value-type="float" office:value="0.524333333333333">
            <text:p>0.524</text:p>
          </table:table-cell>
          <table:table-cell table:formula="of:=AVERAGE([CPU.C8];[CPU.E8];[CPU.G8])" office:value-type="float" office:value="0.767">
            <text:p>0.767</text:p>
          </table:table-cell>
          <table:table-cell table:formula="of:=AVERAGE([Serial.B8];[Serial.D8];[Serial.D8];[Serial.F8])" office:value-type="float" office:value="6.7535">
            <text:p>6.754</text:p>
          </table:table-cell>
          <table:table-cell table:formula="of:=AVERAGE([Serial.C8];[Serial.E8];[Serial.G8])" office:value-type="float" office:value="10.9923333333333">
            <text:p>10.99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table:formula="of:=AVERAGE([GPU.B9];[GPU.D9];[GPU.F9])" office:value-type="float" office:value="0.905">
            <text:p>0.905</text:p>
          </table:table-cell>
          <table:table-cell table:formula="of:=AVERAGE([GPU.C9];[GPU.E9];[GPU.G9])" office:value-type="float" office:value="1.413">
            <text:p>1.413</text:p>
          </table:table-cell>
          <table:table-cell table:formula="of:=AVERAGE([CPU.B9];[CPU.D9];[CPU.F9])" office:value-type="float" office:value="0.976">
            <text:p>0.976</text:p>
          </table:table-cell>
          <table:table-cell table:formula="of:=AVERAGE([CPU.C9];[CPU.E9];[CPU.G9])" office:value-type="float" office:value="1.468">
            <text:p>1.468</text:p>
          </table:table-cell>
          <table:table-cell table:formula="of:=AVERAGE([Serial.B9];[Serial.D9];[Serial.D9];[Serial.F9])" office:value-type="float" office:value="13.6095">
            <text:p>13.610</text:p>
          </table:table-cell>
          <table:table-cell table:formula="of:=AVERAGE([Serial.C9];[Serial.E9];[Serial.G9])" office:value-type="float" office:value="21.597">
            <text:p>21.59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table:formula="of:=AVERAGE([GPU.B10];[GPU.D10];[GPU.F10])" office:value-type="float" office:value="0.948333333333333">
            <text:p>0.948</text:p>
          </table:table-cell>
          <table:table-cell table:formula="of:=AVERAGE([GPU.C10];[GPU.E10];[GPU.G10])" office:value-type="float" office:value="1.47766666666667">
            <text:p>1.478</text:p>
          </table:table-cell>
          <table:table-cell table:formula="of:=AVERAGE([CPU.B10];[CPU.D10];[CPU.F10])" office:value-type="float" office:value="1.88266666666667">
            <text:p>1.883</text:p>
          </table:table-cell>
          <table:table-cell table:formula="of:=AVERAGE([CPU.C10];[CPU.E10];[CPU.G10])" office:value-type="float" office:value="2.84566666666667">
            <text:p>2.846</text:p>
          </table:table-cell>
          <table:table-cell table:formula="of:=AVERAGE([Serial.B10];[Serial.D10];[Serial.D10];[Serial.F10])" office:value-type="float" office:value="27.1275">
            <text:p>27.128</text:p>
          </table:table-cell>
          <table:table-cell table:formula="of:=AVERAGE([Serial.C10];[Serial.E10];[Serial.G10])" office:value-type="float" office:value="43.148">
            <text:p>43.14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formula="of:=AVERAGE([GPU.B11];[GPU.D11];[GPU.F11])" office:value-type="float" office:value="1.022">
            <text:p>1.022</text:p>
          </table:table-cell>
          <table:table-cell table:formula="of:=AVERAGE([GPU.C11];[GPU.E11];[GPU.G11])" office:value-type="float" office:value="1.55066666666667">
            <text:p>1.551</text:p>
          </table:table-cell>
          <table:table-cell table:formula="of:=AVERAGE([CPU.B11];[CPU.D11];[CPU.F11])" office:value-type="float" office:value="3.678">
            <text:p>3.678</text:p>
          </table:table-cell>
          <table:table-cell table:formula="of:=AVERAGE([CPU.C11];[CPU.E11];[CPU.G11])" office:value-type="float" office:value="5.617">
            <text:p>5.617</text:p>
          </table:table-cell>
          <table:table-cell table:formula="of:=AVERAGE([Serial.B11];[Serial.D11];[Serial.D11];[Serial.F11])" office:value-type="float" office:value="54.31325">
            <text:p>54.313</text:p>
          </table:table-cell>
          <table:table-cell table:formula="of:=AVERAGE([Serial.C11];[Serial.E11];[Serial.G11])" office:value-type="float" office:value="86.311">
            <text:p>86.31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formula="of:=AVERAGE([GPU.B12];[GPU.D12];[GPU.F12])" office:value-type="float" office:value="1.93066666666667">
            <text:p>1.931</text:p>
          </table:table-cell>
          <table:table-cell table:formula="of:=AVERAGE([GPU.C12];[GPU.E12];[GPU.G12])" office:value-type="float" office:value="2.95933333333333">
            <text:p>2.959</text:p>
          </table:table-cell>
          <table:table-cell table:formula="of:=AVERAGE([CPU.B12];[CPU.D12];[CPU.F12])" office:value-type="float" office:value="7.29166666666667">
            <text:p>7.292</text:p>
          </table:table-cell>
          <table:table-cell table:formula="of:=AVERAGE([CPU.C12];[CPU.E12];[CPU.G12])" office:value-type="float" office:value="11.129">
            <text:p>11.129</text:p>
          </table:table-cell>
          <table:table-cell table:formula="of:=AVERAGE([Serial.B12];[Serial.D12];[Serial.D12];[Serial.F12])" office:value-type="float" office:value="113.5245">
            <text:p>113.525</text:p>
          </table:table-cell>
          <table:table-cell table:formula="of:=AVERAGE([Serial.C12];[Serial.E12];[Serial.G12])" office:value-type="float" office:value="173.121333333333">
            <text:p>173.12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formula="of:=AVERAGE([GPU.B13];[GPU.D13];[GPU.F13])" office:value-type="float" office:value="2.936">
            <text:p>2.936</text:p>
          </table:table-cell>
          <table:table-cell table:formula="of:=AVERAGE([GPU.C13];[GPU.E13];[GPU.G13])" office:value-type="float" office:value="4.5">
            <text:p>4.500</text:p>
          </table:table-cell>
          <table:table-cell table:formula="of:=AVERAGE([CPU.B13];[CPU.D13];[CPU.F13])" office:value-type="float" office:value="14.4916666666667">
            <text:p>14.492</text:p>
          </table:table-cell>
          <table:table-cell table:formula="of:=AVERAGE([CPU.C13];[CPU.E13];[CPU.G13])" office:value-type="float" office:value="22.1406666666667">
            <text:p>22.141</text:p>
          </table:table-cell>
          <table:table-cell table:formula="of:=AVERAGE([Serial.B13];[Serial.D13];[Serial.D13];[Serial.F13])" office:value-type="float" office:value="217.586">
            <text:p>217.586</text:p>
          </table:table-cell>
          <table:table-cell table:formula="of:=AVERAGE([Serial.C13];[Serial.E13];[Serial.G13])" office:value-type="float" office:value="345.951333333333">
            <text:p>345.95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formula="of:=AVERAGE([GPU.B14];[GPU.D14];[GPU.F14])" office:value-type="float" office:value="4.955">
            <text:p>4.955</text:p>
          </table:table-cell>
          <table:table-cell table:formula="of:=AVERAGE([GPU.C14];[GPU.E14];[GPU.G14])" office:value-type="float" office:value="7.565">
            <text:p>7.565</text:p>
          </table:table-cell>
          <table:table-cell table:formula="of:=AVERAGE([CPU.B14];[CPU.D14];[CPU.F14])" office:value-type="float" office:value="30.5593333333333">
            <text:p>30.559</text:p>
          </table:table-cell>
          <table:table-cell table:formula="of:=AVERAGE([CPU.C14];[CPU.E14];[CPU.G14])" office:value-type="float" office:value="44.1493333333333">
            <text:p>44.149</text:p>
          </table:table-cell>
          <table:table-cell table:formula="of:=AVERAGE([Serial.B14];[Serial.D14];[Serial.D14];[Serial.F14])" office:value-type="float" office:value="436.5015">
            <text:p>436.502</text:p>
          </table:table-cell>
          <table:table-cell table:formula="of:=AVERAGE([Serial.C14];[Serial.E14];[Serial.G14])" office:value-type="float" office:value="692.556">
            <text:p>692.5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table:formula="of:=AVERAGE([GPU.B15];[GPU.D15];[GPU.F15])" office:value-type="float" office:value="8.893">
            <text:p>8.893</text:p>
          </table:table-cell>
          <table:table-cell table:formula="of:=AVERAGE([GPU.C15];[GPU.E15];[GPU.G15])" office:value-type="float" office:value="13.6043333333333">
            <text:p>13.604</text:p>
          </table:table-cell>
          <table:table-cell table:formula="of:=AVERAGE([CPU.B15];[CPU.D15];[CPU.F15])" office:value-type="float" office:value="57.6613333333333">
            <text:p>57.661</text:p>
          </table:table-cell>
          <table:table-cell table:formula="of:=AVERAGE([CPU.C15];[CPU.E15];[CPU.G15])" office:value-type="float" office:value="88.194">
            <text:p>88.194</text:p>
          </table:table-cell>
          <table:table-cell table:formula="of:=AVERAGE([Serial.B15];[Serial.D15];[Serial.D15];[Serial.F15])" office:value-type="float" office:value="869.0425">
            <text:p>869.043</text:p>
          </table:table-cell>
          <table:table-cell table:formula="of:=AVERAGE([Serial.C15];[Serial.E15];[Serial.G15])" office:value-type="float" office:value="1385.247">
            <text:p>1385.247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table:formula="of:=AVERAGE([GPU.B16];[GPU.D16];[GPU.F16])" office:value-type="float" office:value="16.8403333333333">
            <text:p>16.840</text:p>
          </table:table-cell>
          <table:table-cell table:formula="of:=AVERAGE([GPU.C16];[GPU.E16];[GPU.G16])" office:value-type="float" office:value="25.622">
            <text:p>25.622</text:p>
          </table:table-cell>
          <table:table-cell table:formula="of:=AVERAGE([CPU.B16];[CPU.D16];[CPU.F16])" office:value-type="float" office:value="115.666666666667">
            <text:p>115.667</text:p>
          </table:table-cell>
          <table:table-cell table:formula="of:=AVERAGE([CPU.C16];[CPU.E16];[CPU.G16])" office:value-type="float" office:value="176.758666666667">
            <text:p>176.759</text:p>
          </table:table-cell>
          <table:table-cell table:formula="of:=AVERAGE([Serial.B16];[Serial.D16];[Serial.D16];[Serial.F16])" office:value-type="float" office:value="1741.80425">
            <text:p>1741.804</text:p>
          </table:table-cell>
          <table:table-cell table:formula="of:=AVERAGE([Serial.C16];[Serial.E16];[Serial.G16])" office:value-type="float" office:value="2765.84533333333">
            <text:p>2765.845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table:formula="of:=AVERAGE([GPU.B17];[GPU.D17];[GPU.F17])" office:value-type="float" office:value="33.3983333333333">
            <text:p>33.398</text:p>
          </table:table-cell>
          <table:table-cell table:formula="of:=AVERAGE([GPU.C17];[GPU.E17];[GPU.G17])" office:value-type="float" office:value="50.8323333333333">
            <text:p>50.832</text:p>
          </table:table-cell>
          <table:table-cell table:formula="of:=AVERAGE([CPU.B17];[CPU.D17];[CPU.F17])" office:value-type="float" office:value="230.564333333333">
            <text:p>230.564</text:p>
          </table:table-cell>
          <table:table-cell table:formula="of:=AVERAGE([CPU.C17];[CPU.E17];[CPU.G17])" office:value-type="float" office:value="352.576333333333">
            <text:p>352.576</text:p>
          </table:table-cell>
          <table:table-cell table:formula="of:=AVERAGE([Serial.B17];[Serial.D17];[Serial.D17];[Serial.F17])" office:value-type="float" office:value="3484.57175">
            <text:p>3484.572</text:p>
          </table:table-cell>
          <table:table-cell table:formula="of:=AVERAGE([Serial.C17];[Serial.E17];[Serial.G17])" office:value-type="float" office:value="5540.911">
            <text:p>5540.911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table:formula="of:=AVERAGE([GPU.B18];[GPU.D18];[GPU.F18])" office:value-type="float" office:value="66.0553333333333">
            <text:p>66.055</text:p>
          </table:table-cell>
          <table:table-cell table:formula="of:=AVERAGE([GPU.C18];[GPU.E18];[GPU.G18])" office:value-type="float" office:value="101.202">
            <text:p>101.202</text:p>
          </table:table-cell>
          <table:table-cell table:formula="of:=AVERAGE([CPU.B18];[CPU.D18];[CPU.F18])" office:value-type="float" office:value="462.034333333333">
            <text:p>462.034</text:p>
          </table:table-cell>
          <table:table-cell table:formula="of:=AVERAGE([CPU.C18];[CPU.E18];[CPU.G18])" office:value-type="float" office:value="708.002333333333">
            <text:p>708.002</text:p>
          </table:table-cell>
          <table:table-cell table:formula="of:=AVERAGE([Serial.B18];[Serial.D18];[Serial.D18];[Serial.F18])" office:value-type="float" office:value="6995.4945">
            <text:p>6995.495</text:p>
          </table:table-cell>
          <table:table-cell table:formula="of:=AVERAGE([Serial.C18];[Serial.E18];[Serial.G18])" office:value-type="float" office:value="11092.5346666667">
            <text:p>11092.535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table:formula="of:=AVERAGE([GPU.B19];[GPU.D19];[GPU.F19])" office:value-type="float" office:value="131.624">
            <text:p>131.624</text:p>
          </table:table-cell>
          <table:table-cell table:formula="of:=AVERAGE([GPU.C19];[GPU.E19];[GPU.G19])" office:value-type="float" office:value="201.034">
            <text:p>201.034</text:p>
          </table:table-cell>
          <table:table-cell table:formula="of:=AVERAGE([CPU.B19];[CPU.D19];[CPU.F19])" office:value-type="float" office:value="925.355">
            <text:p>925.355</text:p>
          </table:table-cell>
          <table:table-cell table:formula="of:=AVERAGE([CPU.C19];[CPU.E19];[CPU.G19])" office:value-type="float" office:value="1414.49666666667">
            <text:p>1414.497</text:p>
          </table:table-cell>
          <table:table-cell table:formula="of:=AVERAGE([Serial.B19];[Serial.D19];[Serial.D19];[Serial.F19])" office:value-type="float" office:value="13995.80325">
            <text:p>13995.803</text:p>
          </table:table-cell>
          <table:table-cell table:formula="of:=AVERAGE([Serial.C19];[Serial.E19];[Serial.G19])" office:value-type="float" office:value="22124.7566666667">
            <text:p>22124.757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table:formula="of:=AVERAGE([GPU.B20];[GPU.D20];[GPU.F20])" office:value-type="float" office:value="262.747">
            <text:p>262.747</text:p>
          </table:table-cell>
          <table:table-cell table:formula="of:=AVERAGE([GPU.C20];[GPU.E20];[GPU.G20])" office:value-type="float" office:value="400.348333333333">
            <text:p>400.348</text:p>
          </table:table-cell>
          <table:table-cell table:formula="of:=AVERAGE([CPU.B20];[CPU.D20];[CPU.F20])" office:value-type="float" office:value="1850.09566666667">
            <text:p>1850.096</text:p>
          </table:table-cell>
          <table:table-cell table:formula="of:=AVERAGE([CPU.C20];[CPU.E20];[CPU.G20])" office:value-type="float" office:value="2828.73733333333">
            <text:p>2828.737</text:p>
          </table:table-cell>
          <table:table-cell table:formula="of:=AVERAGE([Serial.B20];[Serial.D20];[Serial.D20];[Serial.F20])" office:value-type="float" office:value="27884.3735">
            <text:p>27884.374</text:p>
          </table:table-cell>
          <table:table-cell table:formula="of:=AVERAGE([Serial.C20];[Serial.E20];[Serial.G20])" office:value-type="float" office:value="44299.2316666667">
            <text:p>44299.232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 table:formula="of:=AVERAGE([GPU.B21];[GPU.D21];[GPU.F21])" office:value-type="float" office:value="524.854333333333">
            <text:p>524.854</text:p>
          </table:table-cell>
          <table:table-cell table:formula="of:=AVERAGE([GPU.C21];[GPU.E21];[GPU.G21])" office:value-type="float" office:value="799.407333333333">
            <text:p>799.407</text:p>
          </table:table-cell>
          <table:table-cell table:formula="of:=AVERAGE([CPU.B21];[CPU.D21];[CPU.F21])" office:value-type="float" office:value="3700.18233333333">
            <text:p>3700.182</text:p>
          </table:table-cell>
          <table:table-cell table:formula="of:=AVERAGE([CPU.C21];[CPU.E21];[CPU.G21])" office:value-type="float" office:value="5773.62166666667">
            <text:p>5773.622</text:p>
          </table:table-cell>
          <table:table-cell table:formula="of:=AVERAGE([Serial.B21];[Serial.D21];[Serial.D21];[Serial.F21])" office:value-type="float" office:value="55445.60925">
            <text:p>55445.609</text:p>
          </table:table-cell>
          <table:table-cell table:formula="of:=AVERAGE([Serial.C21];[Serial.E21];[Serial.G21])" office:value-type="float" office:value="88708.9193333333">
            <text:p>88708.919</text:p>
          </table:table-cell>
        </table:table-row>
        <table:table-row table:style-name="ro1">
          <table:table-cell office:value-type="float" office:value="67108864">
            <text:p>67108864</text:p>
          </table:table-cell>
          <table:table-cell table:formula="of:=AVERAGE([GPU.B22];[GPU.D22];[GPU.F22])" office:value-type="float" office:value="1049.197">
            <text:p>1049.197</text:p>
          </table:table-cell>
          <table:table-cell table:formula="of:=AVERAGE([GPU.C22];[GPU.E22];[GPU.G22])" office:value-type="float" office:value="1598.555">
            <text:p>1598.555</text:p>
          </table:table-cell>
          <table:table-cell table:formula="of:=AVERAGE([CPU.B22];[CPU.D22];[CPU.F22])" office:value-type="float" office:value="7697.43333333333">
            <text:p>7697.433</text:p>
          </table:table-cell>
          <table:table-cell table:formula="of:=AVERAGE([CPU.C22];[CPU.E22];[CPU.G22])" office:value-type="float" office:value="11565.458">
            <text:p>11565.458</text:p>
          </table:table-cell>
          <table:table-cell table:formula="of:=AVERAGE([Serial.B22];[Serial.D22];[Serial.D22];[Serial.F22])" office:value-type="float" office:value="111911.418">
            <text:p>111911.418</text:p>
          </table:table-cell>
          <table:table-cell table:formula="of:=AVERAGE([Serial.C22];[Serial.E22];[Serial.G22])" office:value-type="float" office:value="177219.463333333">
            <text:p>177219.463</text:p>
          </table:table-cell>
        </table:table-row>
        <table:table-row table:style-name="ro1">
          <table:table-cell office:value-type="float" office:value="134217728">
            <text:p>134217728</text:p>
          </table:table-cell>
          <table:table-cell table:formula="of:=AVERAGE([GPU.B23];[GPU.D23];[GPU.F23])" office:value-type="float" office:value="2806.44533333333">
            <text:p>2806.445</text:p>
          </table:table-cell>
          <table:table-cell table:formula="of:=AVERAGE([GPU.C23];[GPU.E23];[GPU.G23])" office:value-type="float" office:value="3961.24233333333">
            <text:p>3961.242</text:p>
          </table:table-cell>
          <table:table-cell table:formula="of:=AVERAGE([CPU.B23];[CPU.D23];[CPU.F23])" office:value-type="float" office:value="15285.1586666667">
            <text:p>15285.159</text:p>
          </table:table-cell>
          <table:table-cell table:formula="of:=AVERAGE([CPU.C23];[CPU.E23];[CPU.G23])" office:value-type="float" office:value="22930.625">
            <text:p>22930.625</text:p>
          </table:table-cell>
          <table:table-cell table:formula="of:=AVERAGE([Serial.B23];[Serial.D23];[Serial.D23];[Serial.F23])" office:value-type="float" office:value="222053.7695">
            <text:p>222053.770</text:p>
          </table:table-cell>
          <table:table-cell table:formula="of:=AVERAGE([Serial.C23];[Serial.E23];[Serial.G23])" office:value-type="float" office:value="354373.854333333">
            <text:p>354373.854</text:p>
          </table:table-cell>
        </table:table-row>
        <table:table-row table:style-name="ro1">
          <table:table-cell table:style-name="ce4" office:value-type="float" office:value="234700800">
            <text:p>234700800</text:p>
          </table:table-cell>
          <table:table-cell table:style-name="ce8" table:formula="of:=AVERAGE([GPU.B24];[GPU.D24];[GPU.F24])" office:value-type="float" office:value="6687.99733333333">
            <text:p>6687.997</text:p>
          </table:table-cell>
          <table:table-cell table:style-name="ce10" table:formula="of:=AVERAGE([GPU.C24];[GPU.E24];[GPU.G24])" office:value-type="float" office:value="8440.92666666667">
            <text:p>8440.927</text:p>
          </table:table-cell>
          <table:table-cell table:style-name="ce8" table:formula="of:=AVERAGE([CPU.B24];[CPU.D24];[CPU.F24])" office:value-type="float" office:value="26178.837">
            <text:p>26178.837</text:p>
          </table:table-cell>
          <table:table-cell table:style-name="ce10" table:formula="of:=AVERAGE([CPU.C24];[CPU.E24];[CPU.G24])" office:value-type="float" office:value="40606.562">
            <text:p>40606.562</text:p>
          </table:table-cell>
          <table:table-cell table:style-name="ce8" table:formula="of:=AVERAGE([Serial.B24];[Serial.D24];[Serial.D24];[Serial.F24])" office:value-type="float" office:value="386443.75">
            <text:p>386443.750</text:p>
          </table:table-cell>
          <table:table-cell table:style-name="ce10" table:formula="of:=AVERAGE([Serial.C24];[Serial.E24];[Serial.G24])" office:value-type="float" office:value="619310.031333333">
            <text:p>619310.0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0" number:min-integer-digits="4" number:grouping="true"/>
    </number:number-style>
    <number:number-style style:name="N5106" number:language="en" number:country="AU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0">20/01/2010</text:date>, <text:time>19.01.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olo </meta:initial-creator>
    <meta:creation-date>2010-01-19T19:41:56</meta:creation-date>
    <dc:date>2010-01-20T19:01:39</dc:date>
    <dc:creator>Paolo </dc:creator>
    <meta:editing-duration>PT01H02M25S</meta:editing-duration>
    <meta:editing-cycles>17</meta:editing-cycles>
    <meta:generator>OpenOffice.org/3.1$Unix OpenOffice.org_project/310m19$Build-9420</meta:generator>
    <meta:document-statistic meta:table-count="4" meta:cell-count="748" meta:object-count="0"/>
  </office:meta>
</office:document-meta>
</file>